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e6e6e6" fo:padding="0.0382in" fo:border="0.0007in solid #000000">
        <style:background-image/>
      </style:table-cell-properties>
    </style:style>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size="9pt" style:font-size-asian="9pt" style:font-size-complex="9pt"/>
    </style:style>
    <style:style style:name="P6" style:family="paragraph" style:parent-style-name="Table_20_Contents">
      <style:text-properties fo:font-size="9pt" fo:font-weight="bold" style:font-size-asian="9pt" style:font-weight-asian="bold" style:font-size-complex="9pt" style:font-weight-complex="bold"/>
    </style:style>
    <style:style style:name="P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ppgiftbeskrivning</text:h>
      <text:p text:style-name="Standard">Uppgiften gick ut på att skriva en väldigt simpel kommandotolk. Den var begränsad i funktionalitet dom fyra uppgifterna den skulle kunna utföra var att starta för och bakgrunds processer samt kunna byta katalog och avsluta sig själv. Den skulle heller inte vara mottaglig mod SIGINT så att skalet kunde avbrytas av Ctrl-C.</text:p>
      <text:p text:style-name="Standard"/>
      <text:p text:style-name="Standard">För processer skulle den skriva ut när dom startas och när dom avslutas. Med tillläget att för förgrunds processer skulle den skriva ut hur långtid processen tog att köra.</text:p>
      <text:p text:style-name="Standard"/>
      <text:p text:style-name="Standard">Dom två inbyggda kommandona den skall hantera är cd och exit. Cd skall byta katalog till den angivna eller om ingen är angiven till den som anges i miljövariabeln $HOME. Om inte $HOME är definierad skall den ge ett felmeddelande. Exit skall avsluta programet.</text:p>
      <text:p text:style-name="Standard"/>
      <text:h text:style-name="Heading_20_2" text:outline-level="2">Programuppbyggnad</text:h>
      <text:p text:style-name="Standard">Programmet miniShell är skrivet i ANSI C och finns i en fil miniShell.c. Programmet kompilerar utan varningar med <text:span text:style-name="T1">gcc -o mimiShell -Wall -xc -O2 miniShell.c</text:span> på <text:span text:style-name="T2">Linux 2.6.16.27</text:span> med <text:span text:style-name="T2">gcc 4.1.2 20061027 (prerelease)</text:span><text:span text:style-name="T3">. Sen kan man lägga till den en växel </text:span><text:span text:style-name="T1">-DSIGNALDETECTION </text:span><text:span text:style-name="T4">som gör att programmet arbetar med signaler istället för polling för att hitta avslutade barnprocesser.</text:span></text:p>
      <text:p text:style-name="P1"/>
      <text:p text:style-name="P1">Main funktionen har huvud ansvaret för allt som händer. Den börjar med att blockera SIGINT och om vi arbete med signaler registrerar den en signal hanterare. Sen lägger den sig i en loop som kommer på gå så länge programmet körs.</text:p>
      <text:p text:style-name="P1"/>
      <text:p text:style-name="P1">I loopen börjar den med att antigen blockera signalen SIGCHLD om vi arbetar med signaler eller att kolla om några barnprocesser vi har har avslutats, om någon har avslutas skriver vi ut information om det. Sen väntar den på kommando från användaren. När den får ett kommando från användaren filtrerar filtreras det först från onödiga tecken för att sedan slitas upp i en array med ett argument i vare element.</text:p>
      <text:p text:style-name="P1"/>
      <text:p text:style-name="P1">Efter detta kommer vi till tre if-satser som kommer avgöra vad kommandot betyder. Först kollas efter dom två inbyggda kommandona cd och exit, om dom påträffas behandlas dom och loben börjar om. Om det inte är ett inbyggt kommando kontroleras det om det skall bli en bakgrunds process eller ej.</text:p>
      <text:p text:style-name="P1"/>
      <text:p text:style-name="P1">Om det är en bakgrunds process forkar vi och kör programmet i den barnprocess samtidigt <text:s/>föräldraprocessen fortsätter köra som vanligt. Men om det är en förgrundprocess forkar vi och kör program i barnprocessen medan vi i föräldraprocessen ställer oss och väntar på barnprocessen.</text:p>
      <text:h text:style-name="Heading_20_2" text:outline-level="2">Förberedelsefrågor</text:h>
      <text:p text:style-name="P2">1. Motivera varför det ofta är bra att exekvera kommandon i en separat process.<text:line-break/><text:line-break/><text:span text:style-name="T3">Om dom gör något dumt och krashar så tar dom inte applikationen med sig och man kan hantera felet genom att kanske presentera ett felmedelande till användaren med vettig information i istället för en </text:span><text:span text:style-name="T2">Segmentation Fault</text:span><text:span text:style-name="T3">.</text:span><text:line-break/></text:p>
      <text:p text:style-name="P2">2. Vad händer om man inte i kommandotolken exekverar wait() för en barn-process som avslutas?<text:line-break/><text:line-break/><text:span text:style-name="T3">Om en barnprocess är igång när man avslutar föräldraprocessen för en ny förälder som är Init om </text:span><text:span text:style-name="T2">lever</text:span><text:span text:style-name="T3"> annars blir den en så kallad </text:span><text:span text:style-name="T2">zombie</text:span><text:span text:style-name="T3"> process.<text:line-break/></text:span></text:p>
      <text:p text:style-name="P2">3. Hur skall man utläsa SIGSEGV?<text:line-break/><text:line-break/><text:span text:style-name="T3">Segmentation fault. Processen får en signal som talar om att den läser/skriver i en minnesrymd som inte tillhör processen. </text:span><text:line-break/></text:p>
      <text:p text:style-name="P2">4. Varför kan man inte blockera SIGKILL?<text:line-break/><text:line-break/><text:span text:style-name="T3">Hela grejen med SIGKILL är att man skall kunna döda processer som inte uppför sig. Och om man kunde blockera SIGKILL skulle syftet med med signalen försvinna.</text:span><text:line-break/></text:p>
      <text:p text:style-name="P2">5. Hur skall man utläsa deklarationen void (*disp)(int))?<text:line-break/><text:line-break/><text:span text:style-name="T3">En funktions pekare till en funktion som har retur typ </text:span><text:span text:style-name="T2">void</text:span><text:span text:style-name="T3"> och tar en parameter av typen </text:span><text:span text:style-name="T2">int</text:span><text:span text:style-name="T3">.</text:span><text:line-break/></text:p>
      <text:p text:style-name="P2">6. Vilket systemanrop använder sigset(3C) troligtvis för att installera en signalhanterare?<text:line-break/><text:line-break/><text:span text:style-name="T3">signal()</text:span><text:line-break/></text:p>
      <text:p text:style-name="P2">7. Hur gör man för att din kommandotolk inte skall termineras då en förgrundsprocess i den termineras med &lt;Ctrl-c&gt;?<text:line-break/><text:line-break/><text:span text:style-name="T3">Man blockerar signalen SIGINT.</text:span><text:line-break/></text:p>
      <text:p text:style-name="P2">8. Studera körningsexemplet nedan och förklara varför man inte har bytt “working directory” till /home/ds/robertr när man avslutat miniShell:et?</text:p>
      <table:table table:name="Table2" table:style-name="Table2">
        <table:table-column table:style-name="Table2.A"/>
        <table:table-row>
          <table:table-cell table:style-name="Table2.A1" office:value-type="string">
            <text:p text:style-name="P3">brax.imit.kth.se:Fri&gt; miniShell</text:p>
            <text:p text:style-name="P3">==&gt;&gt;pwd</text:p>
            <text:p text:style-name="P3">/afs/it.kth.se/misc/courses/gru/2G1113.os/2G1504/</text:p>
            <text:p text:style-name="P3">Spawned foreground process pid: 7691</text:p>
            <text:p text:style-name="P3">Foreground process 7691 terminated</text:p>
            <text:p text:style-name="P3">wallclock time: 2.937 msec</text:p>
            <text:p text:style-name="P3">==&gt;&gt;cd</text:p>
            <text:p text:style-name="P3">==&gt;&gt;pwd</text:p>
            <text:p text:style-name="P3">/home/ds/robertr</text:p>
            <text:p text:style-name="Standard"><text:span text:style-name="T3">Spawned foreground process pid: 7692</text:span></text:p>
            <text:p text:style-name="P3">Foreground process 7692 terminated</text:p>
            <text:p text:style-name="P3">wallclock time: 2.939 msec</text:p>
            <text:p text:style-name="P3">==&gt;&gt;exit</text:p>
            <text:p text:style-name="P3">brax.imit.kth.se:Fri&gt; pwd</text:p>
            <text:p text:style-name="P3">/afs/it.kth.se/misc/courses/gru/2G1113.os/2G1504/</text:p>
          </table:table-cell>
        </table:table-row>
      </table:table>
      <text:p text:style-name="P3"><text:span text:style-name="T2"/></text:p>
      <text:p text:style-name="P3">Varje process har en egen arbetskatalog och när vi avslutar miniShell kommer vi komma tillbaka till arbetskatalogen vi var i när vi startade miniShell.</text:p>
      <text:h text:style-name="Heading_20_2" text:outline-level="2">Programutskrift</text:h>
      <text:p text:style-name="Standard">Programmet är kompilerat med <text:s/><text:span text:style-name="T1">gcc -o mimiShell -Wall -xc -O2 -DSIGNALDETECTION miniShell.c </text:span><text:span text:style-name="T4">och</text:span><text:span text:style-name="T1"> <text:s/>gcc -o mimiShell -Wall -xc -O2 miniShell.c .</text:span></text:p>
      <text:p text:style-name="P4"/>
      <table:table table:name="Table1" table:style-name="Table1">
        <table:table-column table:style-name="Table1.A"/>
        <table:table-row>
          <table:table-cell table:style-name="Table1.A1" office:value-type="string">
            <text:p text:style-name="P5"/>
            <text:p text:style-name="P6">neg@BigCity:~/kth/Operativsystem/Lab2$ uname -a</text:p>
            <text:p text:style-name="P5">Linux BigCity 2.6.16.27 #1 Sun Aug 20 21:48:34 CEST 2006 i686 AMD Athlon(tm) XP <text:s/>2600+ AuthenticAMD GNU/Linux</text:p>
            <text:p text:style-name="P6">neg@BigCity:~/kth/Operativsystem/Lab2$ gcc -o mimiShell -Wall -xc -O2 miniShell.c</text:p>
            <text:p text:style-name="P6">neg@BigCity:~/kth/Operativsystem/Lab2$ ./mimiShell</text:p>
            <text:p text:style-name="P5">Signals OFF</text:p>
            <text:p text:style-name="P5">miniShell&gt; ls</text:p>
            <text:p text:style-name="P5">Rapport.odt <text:s/>mimiShell <text:s/>miniShell.c</text:p>
            <text:p text:style-name="P5">Spawned foregorund process pid 938</text:p>
            <text:p text:style-name="P5">Terminated foreground pid 938 Runtime: 1 msec</text:p>
            <text:p text:style-name="P5">miniShell&gt; ls -al &amp;</text:p>
            <text:p text:style-name="P5">total 44</text:p>
            <text:p text:style-name="P5">drwxr-xr-x 2 neg users <text:s/>4096 Nov 28 20:32 .</text:p>
            <text:p text:style-name="P5">drwxr-xr-x 4 neg users <text:s/>4096 Nov 28 18:37 ..</text:p>
            <text:p text:style-name="P5">-rw-r--r-- 1 neg users 12379 Nov 28 20:30 Rapport.odt</text:p>
            <text:p text:style-name="P5">-rwxr-xr-x 1 neg users <text:s/>8601 Nov 28 20:32 mimiShell</text:p>
            <text:p text:style-name="P5">-rw-r--r-- 1 neg users <text:s/>4861 Nov 28 18:40 miniShell.c</text:p>
            <text:p text:style-name="P5">Spawned background process pid 939</text:p>
            <text:p text:style-name="P5">Terminated background process 939 width exit code 0</text:p>
            <text:p text:style-name="P5">miniShell&gt; cd ..</text:p>
            <text:p text:style-name="P5">miniShell&gt; ls</text:p>
            <text:p text:style-name="P5">Lab1 <text:s/>Lab2</text:p>
            <text:p text:style-name="P5">Spawned foregorund process pid 940</text:p>
            <text:p text:style-name="P5">Terminated foreground pid 940 Runtime: 1 msec</text:p>
            <text:p text:style-name="P5">miniShell&gt; cd</text:p>
            <text:p text:style-name="P5">Directory doesnt exist, trying home directory.</text:p>
            <text:p text:style-name="P5">miniShell&gt; ls</text:p>
            <text:p text:style-name="P5">Backup <text:s text:c="29"/>robot <text:s text:c="20"/>tmp</text:p>
            <text:p text:style-name="P5">Desktop <text:s text:c="28"/>usr <text:s text:c="22"/>web</text:p>
            <text:p text:style-name="P5">NVIDIA-Linux-x86-1.0-8776-pkg1.run <text:s/>kth</text:p>
            <text:p text:style-name="P5">Spawned foregorund process pid 941</text:p>
            <text:p text:style-name="P5">Terminated foreground pid 941 Runtime: 1 msec</text:p>
            <text:p text:style-name="P5">miniShell&gt; exit</text:p>
            <text:p text:style-name="P6">neg@BigCity:~/kth/Operativsystem/Lab2$ gcc -o mimiShell -Wall -xc -O2 -DSIGNALDETECTION miniShell.c</text:p>
            <text:p text:style-name="P6">neg@BigCity:~/kth/Operativsystem/Lab2$ ./mimiShell</text:p>
            <text:p text:style-name="P5">Signals ON</text:p>
            <text:p text:style-name="P5">miniShell&gt; ls</text:p>
            <text:p text:style-name="P5">Spawned foregorund process pid 949</text:p>
            <text:p text:style-name="P5">Rapport.odt <text:s/>mimiShell <text:s/>miniShell.c</text:p>
            <text:p text:style-name="P5">Terminated foreground pid 949 Runtime: 1 msec</text:p>
            <text:p text:style-name="P5">miniShell&gt; ls &amp;</text:p>
            <text:p text:style-name="P5">Rapport.odt <text:s/>mimiShell <text:s/>miniShell.c</text:p>
            <text:p text:style-name="P5">Spawned background process pid 950</text:p>
            <text:p text:style-name="P5">Terminated background process 950 with exit code 0</text:p>
            <text:p text:style-name="P5">miniShell&gt; ls /home/neg &amp;</text:p>
            <text:p text:style-name="P5">Backup <text:s text:c="29"/>robot <text:s text:c="20"/>tmp</text:p>
            <text:p text:style-name="P5">Desktop <text:s text:c="28"/>usr <text:s text:c="22"/>web</text:p>
            <text:p text:style-name="P5">NVIDIA-Linux-x86-1.0-8776-pkg1.run <text:s/>kth</text:p>
            <text:p text:style-name="P5">Spawned background process pid 951</text:p>
            <text:p text:style-name="P5">Terminated background process 951 with exit code 0</text:p>
            <text:p text:style-name="P5">miniShell&gt; exit</text:p>
            <text:p text:style-name="P6">neg@BigCity:~/kth/Operativsystem/Lab2$</text:p>
          </table:table-cell>
        </table:table-row>
      </table:table>
      <text:p text:style-name="Standard"/>
      <text:h text:style-name="Heading_20_2" text:outline-level="2">Källkod</text:h>
      <text:p text:style-name="P3">Finns bifogad i miniShell<text:span text:style-name="T1">.c</text:span> rekommenderade kompilator växlar<text:span text:style-name="T5"> är </text:span><text:span text:style-name="T6">gcc -o mimiShell -Wall -xc -O2 -DSIGNALDETECTION miniShell.c </text:span><text:span text:style-name="T7">och</text:span><text:span text:style-name="T6"> <text:s/>gcc -o mimiShell -Wall -xc -O2 miniShell.c</text:span><text:span text:style-name="T5"> .</text:span></text:p>
      <text:p text:style-name="P7"/>
      <text:p text:style-name="P7">Källkoden finns at hämta på: &lt;FIXME!&gt;</text:p>
      <text:h text:style-name="Heading_20_2" text:outline-level="2">Utvärdering</text:h>
      <text:p text:style-name="P7">Laboration var lätt och väldigt rakt på, labPM får en 4:a då en av föreberedelsefrågorna är konstigt formulerad (2. <text:span text:style-name="T2">Vad händer om man inte i kommandotolken exekverar wait() för en barn-process som avslutas?</text:span><text:span text:style-name="T8">).</text:span></text:p>
      <text:p text:style-name="P7"/>
      <text:p text:style-name="P7">Koden tog kanske 40 minuter att skriva och 2 timmar att skriva labbrapport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Niklas Söderlund</meta:initial-creator>
    <meta:creation-date>2006-11-28T15:11:49</meta:creation-date>
    <dc:creator>Niklas Söderlund</dc:creator>
    <dc:date>2006-11-28T20:40:21</dc:date>
    <dc:language>sv-SE</dc:language>
    <meta:editing-cycles>40</meta:editing-cycles>
    <meta:editing-duration>PT4H1M15S</meta:editing-duration>
    <meta:user-defined meta:name="Info 1"/>
    <meta:user-defined meta:name="Info 2"/>
    <meta:user-defined meta:name="Info 3"/>
    <meta:user-defined meta:name="Info 4"/>
    <meta:document-statistic meta:table-count="2" meta:image-count="0" meta:object-count="0" meta:page-count="4" meta:paragraph-count="94" meta:word-count="1093" meta:character-count="7031"/>
  </office:meta>
</office:document-meta>
</file>